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T Sans" svg:font-family="PT Sans" style:font-family-generic="swiss" style:font-pitch="variable"/>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PT Sans"/>
    </style:style>
    <style:style style:name="P2" style:parent-style-name="Normal" style:family="paragraph">
      <style:text-properties style:font-name="PT Sans"/>
    </style:style>
    <style:style style:name="P3" style:parent-style-name="Normal" style:family="paragraph">
      <style:paragraph-properties fo:text-align="center"/>
      <style:text-properties style:font-name="PT Sans" fo:font-size="20pt" style:font-size-asian="20pt" style:font-size-complex="20pt"/>
    </style:style>
    <style:style style:name="P4" style:parent-style-name="Normal" style:family="paragraph">
      <style:text-properties style:font-name="PT Sans"/>
    </style:style>
    <style:style style:name="P5" style:parent-style-name="Normal" style:list-style-name="LFO2" style:family="paragraph">
      <style:text-properties style:font-name="PT Sans"/>
    </style:style>
    <style:style style:name="P6" style:parent-style-name="Normal" style:list-style-name="LFO2" style:family="paragraph">
      <style:text-properties style:font-name="PT Sans"/>
    </style:style>
    <style:style style:name="P7" style:parent-style-name="Normal" style:list-style-name="LFO2" style:family="paragraph">
      <style:text-properties style:font-name="PT Sans"/>
    </style:style>
    <style:style style:name="P8" style:parent-style-name="Normal" style:list-style-name="LFO2" style:family="paragraph">
      <style:text-properties style:font-name="PT Sans"/>
    </style:style>
    <style:style style:name="P9" style:parent-style-name="Normal" style:list-style-name="LFO2" style:family="paragraph">
      <style:text-properties style:font-name="PT Sans"/>
    </style:style>
    <style:style style:name="P10" style:parent-style-name="Normal" style:family="paragraph">
      <style:text-properties style:font-name="PT Sans"/>
    </style:style>
    <style:style style:name="P11" style:parent-style-name="Normal" style:family="paragraph">
      <style:text-properties style:font-name="PT Sans"/>
    </style:style>
    <style:style style:name="P12" style:parent-style-name="Normal" style:family="paragraph">
      <style:text-properties style:font-name="PT Sans"/>
    </style:style>
    <style:style style:name="P13" style:parent-style-name="Normal" style:list-style-name="LFO3" style:family="paragraph"/>
    <style:style style:name="T14" style:parent-style-name="Policepardéfaut" style:family="text">
      <style:text-properties style:font-name="PT Sans" fo:font-weight="bold" style:font-weight-asian="bold" style:font-weight-complex="bold"/>
    </style:style>
    <style:style style:name="T15" style:parent-style-name="Policepardéfaut" style:family="text">
      <style:text-properties style:font-name="PT Sans"/>
    </style:style>
    <style:style style:name="P16" style:parent-style-name="Normal" style:list-style-name="LFO3" style:family="paragraph"/>
    <style:style style:name="T17" style:parent-style-name="Policepardéfaut" style:family="text">
      <style:text-properties style:font-name="PT Sans" fo:font-weight="bold" style:font-weight-asian="bold" style:font-weight-complex="bold"/>
    </style:style>
    <style:style style:name="T18" style:parent-style-name="Policepardéfaut" style:family="text">
      <style:text-properties style:font-name="PT Sans"/>
    </style:style>
    <style:style style:name="P19" style:parent-style-name="Normal" style:list-style-name="LFO3" style:family="paragraph"/>
    <style:style style:name="T20" style:parent-style-name="Policepardéfaut" style:family="text">
      <style:text-properties style:font-name="PT Sans" fo:font-weight="bold" style:font-weight-asian="bold" style:font-weight-complex="bold"/>
    </style:style>
    <style:style style:name="T21" style:parent-style-name="Policepardéfaut" style:family="text">
      <style:text-properties style:font-name="PT Sans"/>
    </style:style>
    <style:style style:name="P22" style:parent-style-name="Normal" style:list-style-name="LFO3" style:family="paragraph"/>
    <style:style style:name="T23" style:parent-style-name="Policepardéfaut" style:family="text">
      <style:text-properties style:font-name="PT Sans" fo:font-weight="bold" style:font-weight-asian="bold" style:font-weight-complex="bold"/>
    </style:style>
    <style:style style:name="T24" style:parent-style-name="Policepardéfaut" style:family="text">
      <style:text-properties style:font-name="PT Sans"/>
    </style:style>
    <style:style style:name="P25" style:parent-style-name="Normal" style:list-style-name="LFO3" style:family="paragraph"/>
    <style:style style:name="T26" style:parent-style-name="Policepardéfaut" style:family="text">
      <style:text-properties style:font-name="PT Sans" fo:font-weight="bold" style:font-weight-asian="bold" style:font-weight-complex="bold"/>
    </style:style>
    <style:style style:name="T27" style:parent-style-name="Policepardéfaut" style:family="text">
      <style:text-properties style:font-name="PT Sans"/>
    </style:style>
    <style:style style:name="P28" style:parent-style-name="Normal" style:list-style-name="LFO3" style:family="paragraph"/>
    <style:style style:name="T29" style:parent-style-name="Policepardéfaut" style:family="text">
      <style:text-properties style:font-name="PT Sans" fo:font-weight="bold" style:font-weight-asian="bold" style:font-weight-complex="bold"/>
    </style:style>
    <style:style style:name="T30" style:parent-style-name="Policepardéfaut" style:family="text">
      <style:text-properties style:font-name="PT Sans"/>
    </style:style>
    <style:style style:name="P31" style:parent-style-name="Normal" style:list-style-name="LFO3" style:family="paragraph"/>
    <style:style style:name="T32" style:parent-style-name="Policepardéfaut" style:family="text">
      <style:text-properties style:font-name="PT Sans" fo:font-weight="bold" style:font-weight-asian="bold" style:font-weight-complex="bold"/>
    </style:style>
    <style:style style:name="T33" style:parent-style-name="Policepardéfaut" style:family="text">
      <style:text-properties style:font-name="PT Sans"/>
    </style:style>
    <style:style style:name="P34" style:parent-style-name="Normal" style:list-style-name="LFO3" style:family="paragraph"/>
    <style:style style:name="T35" style:parent-style-name="Policepardéfaut" style:family="text">
      <style:text-properties style:font-name="PT Sans" fo:font-weight="bold" style:font-weight-asian="bold" style:font-weight-complex="bold"/>
    </style:style>
    <style:style style:name="T36" style:parent-style-name="Policepardéfaut" style:family="text">
      <style:text-properties style:font-name="PT Sans"/>
    </style:style>
    <style:style style:name="P37" style:parent-style-name="Normal" style:list-style-name="LFO3" style:family="paragraph"/>
    <style:style style:name="T38" style:parent-style-name="Policepardéfaut" style:family="text">
      <style:text-properties style:font-name="PT Sans" fo:font-weight="bold" style:font-weight-asian="bold" style:font-weight-complex="bold"/>
    </style:style>
    <style:style style:name="T39" style:parent-style-name="Policepardéfaut" style:family="text">
      <style:text-properties style:font-name="PT Sans"/>
    </style:style>
    <style:style style:name="P40" style:parent-style-name="Normal" style:list-style-name="LFO3" style:family="paragraph"/>
    <style:style style:name="T41" style:parent-style-name="Policepardéfaut" style:family="text">
      <style:text-properties style:font-name="PT Sans" fo:font-weight="bold" style:font-weight-asian="bold" style:font-weight-complex="bold"/>
    </style:style>
    <style:style style:name="T42" style:parent-style-name="Policepardéfaut" style:family="text">
      <style:text-properties style:font-name="PT Sans"/>
    </style:style>
    <style:style style:name="P43" style:parent-style-name="Normal" style:list-style-name="LFO3" style:family="paragraph"/>
    <style:style style:name="T44" style:parent-style-name="Policepardéfaut" style:family="text">
      <style:text-properties style:font-name="PT Sans" fo:font-weight="bold" style:font-weight-asian="bold" style:font-weight-complex="bold"/>
    </style:style>
    <style:style style:name="T45" style:parent-style-name="Policepardéfaut" style:family="text">
      <style:text-properties style:font-name="PT Sans"/>
    </style:style>
    <style:style style:name="P46" style:parent-style-name="Normal" style:list-style-name="LFO3" style:family="paragraph"/>
    <style:style style:name="T47" style:parent-style-name="Policepardéfaut" style:family="text">
      <style:text-properties style:font-name="PT Sans" fo:font-weight="bold" style:font-weight-asian="bold" style:font-weight-complex="bold"/>
    </style:style>
    <style:style style:name="T48" style:parent-style-name="Policepardéfaut" style:family="text">
      <style:text-properties style:font-name="PT Sans"/>
    </style:style>
    <style:style style:name="P49" style:parent-style-name="Normal" style:family="paragraph">
      <style:text-properties style:font-name="PT Sans"/>
    </style:style>
    <style:style style:name="P50" style:parent-style-name="Normal" style:family="paragraph">
      <style:text-properties style:font-name="PT Sans"/>
    </style:style>
    <style:style style:name="P51" style:parent-style-name="Normal" style:family="paragraph">
      <style:text-properties style:font-name="PT Sans"/>
    </style:style>
  </office:automatic-styles>
  <office:body>
    <office:text text:use-soft-page-breaks="true">
      <text:p text:style-name="P1">Documentation du projets R-shiny</text:p>
      <text:p text:style-name="P2">Rédigé par Antoine Houy</text:p>
      <text:p text:style-name="P3">Technique</text:p>
      <text:p text:style-name="P4">Je vais tout d'abord commencer par vous parler de l'architecture de mon code :</text:p>
      <text:list text:style-name="LFO2" text:continue-numbering="true">
        <text:list-item>
          <text:p text:style-name="P5">Importation d'un fichier avec des coordonnées qui provient du fichier d'importation. Cela me permettra d'avoir des données dès le début pour mes graphiques et cartes interactives.</text:p>
        </text:list-item>
        <text:list-item>
          <text:p text:style-name="P6">Par la suite, je fais une fonction qui sera appelée plus tard, me permettant de rafraîchir les données de ma carte avec de nouvelles lorsque je vais cliquer sur un bouton.</text:p>
        </text:list-item>
        <text:list-item>
          <text:p text:style-name="P7">J'ai enchaîné par toute la partie ui &lt;- fluidPage qui correspond à l’aspect de notre site, où sont placés les éléments et à quoi correspondent les thèmes.</text:p>
        </text:list-item>
        <text:list-item>
          <text:p text:style-name="P8">J'ai ensuite géré le fait de mettre les bons mots de passe et de changer de thème sur le site.</text:p>
        </text:list-item>
        <text:list-item>
          <text:p text:style-name="P9">Puis, j'ai commencé le gros output$appUI &lt;- renderUI, qui est dans un premier temps la disposition dans mes onglets des éléments que je veux, tels que des cartes. C’est à ce moment que je crée tout ce qui est carte interactive, graphique, mais aussi le fonctionnement de tous les boutons créés précédemment.</text:p>
        </text:list-item>
      </text:list>
      <text:p text:style-name="P10">Voilà un peu en résumé l'architecture de mon code.</text:p>
      <text:p text:style-name="P11">Installer l’application sur son poste est très simple ; il suffit juste de mettre le code R-Shiny et de le lancer. Je m’explique : tous les fichiers que mon code va ouvrir afin de faire marcher les différentes fonctionnalités sont importés via un lien Dropbox. De ce fait, la seule condition pour lancer mon programme est d’avoir Internet.</text:p>
      <text:p text:style-name="P12">En ce qui concerne les bibliothèques utilisées, beaucoup ont été importées lors de tests de code différents. Pour éviter tout problème de bibliothèques manquantes, je les ai toutes copiées-collées. Cependant, toutes ne sont pas utilisées dans mon code Shiny final, mais elles ont toutes contribué, même si moins utilisées à la fin, au développement du code final :</text:p>
      <text:list text:style-name="LFO3" text:continue-numbering="true">
        <text:list-item>
          <text:p text:style-name="P13"><text:span text:style-name="T14">ggplot2</text:span><text:span text:style-name="T15"><text:s/>: Utilisée pour créer des visualisations graphiques. Bien qu'elle soit chargée, aucune utilisation directe n’est visible dans le code fourni.</text:span></text:p>
        </text:list-item>
        <text:list-item>
          <text:p text:style-name="P16"><text:span text:style-name="T17">leaflet</text:span><text:span text:style-name="T18"><text:s/>: Permet de créer des cartes interactives. Utilisée dans renderLeaflet pour afficher des marqueurs basés sur des coordonnées géographiques.</text:span></text:p>
        </text:list-item>
        <text:list-item>
          <text:p text:style-name="P19"><text:span text:style-name="T20">DT</text:span><text:span text:style-name="T21"><text:s/>: Fournit des tableaux interactifs. Utilisée dans renderDT pour afficher les données avec des options de tri et de recherche.</text:span></text:p>
        </text:list-item>
        <text:list-item>
          <text:p text:style-name="P22"><text:span text:style-name="T23">httr</text:span><text:span text:style-name="T24"><text:s/>: Facilite les requêtes HTTP.</text:span></text:p>
        </text:list-item>
        <text:list-item>
          <text:p text:style-name="P25"><text:span text:style-name="T26">jsonlite</text:span><text:span text:style-name="T27"><text:s/>: Manipule les objets JSON.</text:span></text:p>
        </text:list-item>
        <text:list-item>
          <text:p text:style-name="P28"><text:span text:style-name="T29">shinyjs</text:span><text:span text:style-name="T30"><text:s/>: Ajoute des fonctionnalités JavaScript à l'application. Utilisée via useShinyjs() dans l’interface utilisateur.</text:span></text:p>
        </text:list-item>
        <text:list-item>
          <text:p text:style-name="P31"><text:span text:style-name="T32">stringr</text:span><text:span text:style-name="T33"><text:s/>: Fournit des fonctions pour manipuler les chaînes de caractères.</text:span></text:p>
        </text:list-item>
        <text:list-item>
          <text:p text:style-name="P34"><text:span text:style-name="T35">dplyr</text:span><text:span text:style-name="T36"><text:s/>: Pour la manipulation des données.</text:span></text:p>
        </text:list-item>
        <text:list-item>
          <text:p text:style-name="P37"><text:span text:style-name="T38">readxl</text:span><text:span text:style-name="T39"><text:s/>: Permet de lire des fichiers Excel.</text:span></text:p>
        </text:list-item>
        <text:list-item>
          <text:p text:style-name="P40"><text:span text:style-name="T41">curl</text:span><text:span text:style-name="T42"><text:s/>: Gère les connexions HTTP/FTP.</text:span></text:p>
        </text:list-item>
        <text:list-item>
          <text:p text:style-name="P43"><text:span text:style-name="T44">readr</text:span><text:span text:style-name="T45"><text:s/>: Utilisée pour lire des fichiers de données plats comme des CSV.</text:span></text:p>
        </text:list-item>
        <text:list-item>
          <text:p text:style-name="P46"><text:span text:style-name="T47">rsconnect</text:span><text:span text:style-name="T48"><text:s/>: Permet de déployer l'application Shiny. Configurée avec des options pour la taille maximale des fichiers lors du déploiement.</text:span></text:p>
        </text:list-item>
      </text:list>
      <text:p text:style-name="P49">J'ai aussi utilisé la bibliothèque Google lorsque je cherchais le moyen le plus facile de récupérer mes données en ligne, qui étaient trop lourdes pour être mises sur GitHub. Cependant, elle demandait chaque fois une authentification Internet, ce qui, pour le projet, n'était pas envisageable. D’où,<text:s/>finalement, ma décision de me tourner vers Dropbox.</text:p>
      <text:p text:style-name="P50">Je viens de vous présenter les<text:s/>aspects techniques<text:s/>proposées par notre application.<text:s/>Merci pour votre lecture.</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T Sans" svg:font-family="PT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toine Houy</meta:initial-creator>
    <dc:creator>Antoine Houy</dc:creator>
    <meta:creation-date>2024-10-13T08:59:00Z</meta:creation-date>
    <dc:date>2024-10-13T09:52:00Z</dc:date>
    <meta:template xlink:href="Normal" xlink:type="simple"/>
    <meta:editing-cycles>4</meta:editing-cycles>
    <meta:editing-duration>PT1980S</meta:editing-duration>
    <meta:document-statistic meta:page-count="2" meta:paragraph-count="6" meta:word-count="507" meta:character-count="3295" meta:row-count="23" meta:non-whitespace-character-count="2794"/>
  </office:meta>
</office:document-meta>
</file>